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2"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Lucida Sans1"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e3" style:family="table">
      <style:table-properties style:width="16.999cm" table:align="margins"/>
    </style:style>
    <style:style style:name="Tabelle3.A" style:family="table-column">
      <style:table-column-properties style:column-width="10.663cm" style:rel-column-width="41108*"/>
    </style:style>
    <style:style style:name="Tabelle3.B" style:family="table-column">
      <style:table-column-properties style:column-width="6.336cm" style:rel-column-width="24427*"/>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1" style:family="table">
      <style:table-properties style:width="16.999cm" table:align="margins"/>
    </style:style>
    <style:style style:name="Tabelle1.A" style:family="table-column">
      <style:table-column-properties style:column-width="2.459cm" style:rel-column-width="9479*"/>
    </style:style>
    <style:style style:name="Tabelle1.B" style:family="table-column">
      <style:table-column-properties style:column-width="2.436cm" style:rel-column-width="9391*"/>
    </style:style>
    <style:style style:name="Tabelle1.C" style:family="table-column">
      <style:table-column-properties style:column-width="3.464cm" style:rel-column-width="13355*"/>
    </style:style>
    <style:style style:name="Tabelle1.D" style:family="table-column">
      <style:table-column-properties style:column-width="8.64cm" style:rel-column-width="33310*"/>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data-style-name="N37">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4.154cm" style:rel-column-width="16014*"/>
    </style:style>
    <style:style style:name="Tabelle2.B" style:family="table-column">
      <style:table-column-properties style:column-width="9.763cm" style:rel-column-width="37639*"/>
    </style:style>
    <style:style style:name="Tabelle2.C" style:family="table-column">
      <style:table-column-properties style:column-width="1.032cm" style:rel-column-width="3978*"/>
    </style:style>
    <style:style style:name="Tabelle2.E" style:family="table-column">
      <style:table-column-properties style:column-width="1.018cm" style:rel-column-width="3926*"/>
    </style:style>
    <style:style style:name="Tabelle2.A1" style:family="table-cell">
      <style:table-cell-properties fo:padding="0.097cm" fo:border-left="0.002cm solid #000000" fo:border-right="none" fo:border-top="0.002cm solid #000000" fo:border-bottom="0.002cm solid #000000"/>
    </style:style>
    <style:style style:name="Tabelle2.E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color="#ff3333" style:font-name="Tahoma"/>
    </style:style>
    <style:style style:name="P2" style:family="paragraph" style:parent-style-name="Table_20_Contents">
      <style:text-properties fo:color="#ff3333" style:font-name="Verdana" fo:font-size="12pt" fo:font-style="normal" fo:background-color="transparent" style:font-size-asian="12pt" style:font-style-asian="normal" style:font-size-complex="12pt" style:font-style-complex="normal"/>
    </style:style>
    <style:style style:name="P3" style:family="paragraph" style:parent-style-name="Table_20_Contents">
      <style:text-properties fo:color="#ff3333" style:font-name="Verdana" fo:font-style="normal" style:font-style-asian="normal" style:font-style-complex="normal"/>
    </style:style>
    <style:style style:name="P4" style:family="paragraph" style:parent-style-name="Table_20_Contents">
      <style:text-properties style:font-name="Verdana"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Table_20_Contents">
      <style:text-properties style:font-name="Verdana" fo:font-size="12pt" fo:font-style="normal" style:font-size-asian="12pt" style:font-style-asian="normal" style:font-size-complex="12pt" style:font-style-complex="normal"/>
    </style:style>
    <style:style style:name="P6" style:family="paragraph" style:parent-style-name="Table_20_Contents">
      <style:text-properties style:font-name="Verdana" fo:font-size="16pt" fo:font-style="normal" style:font-size-asian="16pt" style:font-style-asian="normal" style:font-size-complex="16pt" style:font-style-complex="normal"/>
    </style:style>
    <style:style style:name="P7" style:family="paragraph" style:parent-style-name="Table_20_Contents">
      <style:text-properties style:font-name="Verdana" fo:font-style="normal" fo:font-weight="bold" style:font-style-asian="normal" style:font-weight-asian="bold" style:font-style-complex="normal" style:font-weight-complex="bold"/>
    </style:style>
    <style:style style:name="P8" style:family="paragraph" style:parent-style-name="Table_20_Contents">
      <style:text-properties style:font-name="Verdana" fo:font-style="normal" style:font-style-asian="normal" style:font-style-complex="normal"/>
    </style:style>
    <style:style style:name="P9" style:family="paragraph" style:parent-style-name="Table_20_Contents">
      <style:text-properties style:font-name="Verdana" fo:font-style="normal" style:font-style-asian="normal" style:font-style-complex="normal" style:text-rotation-angle="90" style:text-rotation-scale="line-height"/>
    </style:style>
    <style:style style:name="P10" style:family="paragraph" style:parent-style-name="Standard">
      <style:paragraph-properties fo:text-align="center" style:justify-single-word="false"/>
      <style:text-properties style:font-name="Verdana" fo:font-size="26pt" fo:font-style="normal" style:text-underline-style="solid" style:text-underline-width="auto" style:text-underline-color="font-color" style:font-size-asian="26pt" style:font-style-asian="normal" style:font-size-complex="26pt" style:font-style-complex="normal"/>
    </style:style>
    <style:style style:name="P11" style:family="paragraph" style:parent-style-name="Standard">
      <style:text-properties style:font-name="Verdana" fo:font-size="14pt" fo:font-style="normal" style:font-size-asian="14pt" style:font-style-asian="normal" style:font-size-complex="14pt" style:font-style-complex="normal"/>
    </style:style>
    <style:style style:name="P12" style:family="paragraph" style:parent-style-name="Standard">
      <style:text-properties style:font-name="Verdana" fo:font-size="16pt" fo:font-style="normal" style:font-size-asian="16pt" style:font-style-asian="normal" style:font-size-complex="16pt" style:font-style-complex="normal"/>
    </style:style>
    <style:style style:name="P13" style:family="paragraph" style:parent-style-name="Standard">
      <style:text-properties style:font-name="Verdana" fo:font-size="16pt" fo:font-style="normal" fo:font-weight="normal" style:font-size-asian="16pt" style:font-style-asian="normal" style:font-weight-asian="normal" style:font-size-complex="16pt" style:font-style-complex="normal" style:font-weight-complex="normal"/>
    </style:style>
    <style:style style:name="P14" style:family="paragraph" style:parent-style-name="Standard">
      <style:text-properties style:font-name="Verdana" fo:font-style="normal" style:font-style-asian="normal" style:font-style-complex="normal"/>
    </style:style>
    <style:style style:name="P15" style:family="paragraph" style:parent-style-name="Standard">
      <style:text-properties style:font-name="Verdana" fo:font-style="normal" fo:font-weight="normal" style:font-style-asian="normal" style:font-weight-asian="normal" style:font-style-complex="normal" style:font-weight-complex="normal"/>
    </style:style>
    <style:style style:name="P16" style:family="paragraph" style:parent-style-name="Standard">
      <style:paragraph-properties fo:text-align="center" style:justify-single-word="false"/>
      <style:text-properties fo:color="#ff3333" style:font-name="Verdana" fo:font-size="26pt" fo:font-style="normal" style:text-underline-style="none" fo:background-color="transparent" style:font-size-asian="26pt" style:font-style-asian="normal" style:font-size-complex="26pt" style:font-style-complex="normal"/>
    </style:style>
    <style:style style:name="P17" style:family="paragraph" style:parent-style-name="Standard">
      <style:paragraph-properties fo:text-align="center" style:justify-single-word="false"/>
      <style:text-properties fo:color="#ff3333" style:font-name="Verdana" fo:font-size="26pt" fo:font-style="normal" style:text-underline-style="none" style:font-size-asian="26pt" style:font-style-asian="normal" style:font-size-complex="26pt" style:font-style-complex="normal"/>
    </style:style>
    <style:style style:name="P18" style:family="paragraph" style:parent-style-name="Standard">
      <style:paragraph-properties fo:text-align="center" style:justify-single-word="false"/>
      <style:text-properties fo:color="#ff3333" style:font-name="Verdana" fo:font-size="26pt" fo:font-style="normal" style:text-underline-style="solid" style:text-underline-width="auto" style:text-underline-color="font-color" style:font-size-asian="26pt" style:font-style-asian="normal" style:font-size-complex="26pt" style:font-style-complex="normal"/>
    </style:style>
    <style:style style:name="P19" style:family="paragraph" style:parent-style-name="Standard">
      <style:paragraph-properties fo:text-align="center" style:justify-single-word="false"/>
      <style:text-properties fo:color="#ff3333" style:font-name="Verdana" fo:font-size="12pt" fo:font-style="normal" style:text-underline-style="none" style:font-size-asian="12pt" style:font-style-asian="normal" style:font-size-complex="12pt" style:font-style-complex="normal"/>
    </style:style>
    <style:style style:name="P20" style:family="paragraph" style:parent-style-name="Standard">
      <style:text-properties fo:color="#ff3333" style:font-name="Verdana" fo:font-size="12pt" fo:font-style="normal" style:font-size-asian="12pt" style:font-style-asian="normal" style:font-size-complex="12pt" style:font-style-complex="normal"/>
    </style:style>
    <style:style style:name="P21" style:family="paragraph" style:parent-style-name="Standard">
      <style:paragraph-properties fo:text-align="center" style:justify-single-word="false"/>
      <style:text-properties fo:color="#ff3333" style:font-name="Verdana" fo:font-size="12pt" fo:font-style="normal" style:font-size-asian="12pt" style:font-style-asian="normal" style:font-size-complex="12pt" style:font-style-complex="normal"/>
    </style:style>
    <style:style style:name="P22" style:family="paragraph" style:parent-style-name="Standard">
      <style:text-properties fo:color="#ff3333" style:font-name="Verdana"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center" style:justify-single-word="false"/>
      <style:text-properties fo:color="#ff3333" style:font-name="Verdana"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center" style:justify-single-word="false"/>
      <style:text-properties fo:color="#ff3333" style:font-name="Verdana"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5" style:family="paragraph" style:parent-style-name="Standard">
      <style:text-properties fo:color="#ff3333" style:font-name="Verdana" fo:font-style="normal" fo:font-weight="normal" style:font-style-asian="normal" style:font-weight-asian="normal" style:font-style-complex="normal" style:font-weight-complex="normal"/>
    </style:style>
    <style:style style:name="P26" style:family="paragraph" style:parent-style-name="Standard">
      <style:paragraph-properties fo:text-align="center" style:justify-single-word="false"/>
      <style:text-properties fo:color="#ff3333" style:font-name="Verdana" fo:font-style="normal" fo:font-weight="normal" style:font-style-asian="normal" style:font-weight-asian="normal" style:font-style-complex="normal" style:font-weight-complex="normal"/>
    </style:style>
    <style:style style:name="P27" style:family="paragraph" style:parent-style-name="Standard">
      <style:paragraph-properties fo:text-align="center" style:justify-single-word="false"/>
      <style:text-properties fo:color="#000000" style:font-name="Verdana" fo:font-size="21pt" fo:font-style="normal" style:text-underline-style="none" style:font-size-asian="21pt" style:font-style-asian="normal" style:font-size-complex="21pt" style:font-style-complex="normal"/>
    </style:style>
    <style:style style:name="P28" style:family="paragraph" style:parent-style-name="Standard" style:list-style-name="L1">
      <style:text-properties style:font-name="Verdana" fo:font-style="normal" fo:font-weight="bold" style:font-style-asian="normal" style:font-weight-asian="bold" style:font-style-complex="normal" style:font-weight-complex="bold"/>
    </style:style>
    <style:style style:name="P29" style:family="paragraph" style:parent-style-name="Standard" style:list-style-name="L1">
      <style:text-properties style:font-name="Verdana" fo:font-style="normal" style:font-style-asian="normal" style:font-style-complex="normal"/>
    </style:style>
    <style:style style:name="P30" style:family="paragraph" style:parent-style-name="Standard" style:list-style-name="L1">
      <style:text-properties style:font-name="Verdana" fo:font-style="normal" fo:font-weight="normal" style:font-style-asian="normal" style:font-weight-asian="normal" style:font-style-complex="normal" style:font-weight-complex="normal"/>
    </style:style>
    <style:style style:name="P31" style:family="paragraph" style:parent-style-name="Standard" style:list-style-name="L2">
      <style:text-properties fo:color="#ff3333" style:font-name="Verdana" fo:font-style="normal" fo:font-weight="normal" style:font-style-asian="normal" style:font-weight-asian="normal" style:font-style-complex="normal" style:font-weight-complex="normal"/>
    </style:style>
    <style:style style:name="P32" style:family="paragraph" style:parent-style-name="Standard" style:list-style-name="L2">
      <style:text-properties fo:color="#ff3333" style:text-outline="false" style:text-line-through-style="none" style:font-name="Verdan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style>
    <style:style style:name="P33" style:family="paragraph" style:parent-style-name="Standard" style:list-style-name="L1">
      <style:paragraph-properties fo:break-before="page"/>
      <style:text-properties style:font-name="Verdana" fo:font-size="14pt" fo:font-style="normal" style:font-size-asian="14pt" style:font-style-asian="normal" style:font-size-complex="14pt"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outline="false" style:text-line-through-style="none" fo:font-size="12pt" fo:text-shadow="none" style:text-underline-style="none" style:letter-kerning="true" style:font-name-asian="Arial1" style:font-size-asian="12pt" style:font-name-complex="Arial1" style:font-size-complex="12pt" style:text-emphasize="none"/>
    </style:style>
    <style:style style:name="T4" style:family="text">
      <style:text-properties style:text-outline="false" style:text-line-through-style="none" fo:font-size="12pt" fo:text-shadow="none" style:text-underline-style="none" style:letter-kerning="true" style:font-name-asian="Tahoma" style:font-size-asian="12pt" style:font-name-complex="Tahoma" style:font-size-complex="12pt" style:text-emphasize="none"/>
    </style:style>
    <style:style style:name="T5" style:family="text">
      <style:text-properties fo:font-size="12pt" style:font-size-asian="12pt" style:font-size-complex="12pt"/>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3" table:style-name="Tabelle3">
        <table:table-column table:style-name="Tabelle3.A"/>
        <table:table-column table:style-name="Tabelle3.B"/>
        <table:table-row>
          <table:table-cell table:style-name="Tabelle3.A1" office:value-type="string">
            <text:p text:style-name="P1">Technische Hochschule Ostwestfalen-Lippe</text:p>
            <text:p text:style-name="P1">Fachbereich Elektrotechnik und Technische Informatik</text:p>
            <text:p text:style-name="P1">Modul "Software Lifecycle Management"</text:p>
          </table:table-cell>
          <table:table-cell table:style-name="Tabelle3.B1" office:value-type="string">
            <text:p text:style-name="P1">Dr. rer. nat. Nils Beckmann</text:p>
            <text:p text:style-name="P1">nils.beckmann@th-owl.de</text:p>
            <text:p text:style-name="P1">Arbeitsvorlage vom 2. Mai 2022</text:p>
          </table:table-cell>
        </table:table-row>
      </table:table>
      <text:p text:style-name="Standard"/>
      <text:p text:style-name="P10"/>
      <text:p text:style-name="P10"/>
      <text:p text:style-name="P16">PROJEKTTITEL</text:p>
      <text:p text:style-name="P18"/>
      <text:p text:style-name="P17"/>
      <text:p text:style-name="P17"/>
      <text:p text:style-name="P27">Pflichtenheft</text:p>
      <text:p text:style-name="P11"/>
      <text:p text:style-name="P19">(Maximalfassung, erweitert nach IEEE ANSI 830-1998 Standard</text:p>
      <text:p text:style-name="P19">Beispielstruktur, siehe auch "Software-Engineering", Sommerville, 2007</text:p>
      <text:p text:style-name="P19">und "Lehrbuch der Software-Technik", Balzert, 1996)</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1">VORNAME NAME</text:p>
      <text:p text:style-name="P21">EMAIL</text:p>
      <text:p text:style-name="P21">DATUM DER LETZTEN VERSION</text:p>
      <text:p text:style-name="P14"/>
      <text:p text:style-name="P24">Hinweis:</text:p>
      <text:p text:style-name="P26"/>
      <text:p text:style-name="P26"/>
      <text:p text:style-name="P23">Das Pflichtenheft stellt eine Erweiterung und Verfeinerung</text:p>
      <text:p text:style-name="P23">des Lastenhefts dar (siehe Datei "003_Lastenheft") – grundlegende</text:p>
      <text:p text:style-name="P23">Kapitel finden sich dort wieder und können inhaltlich von</text:p>
      <text:p text:style-name="P23">dort übernommen werden und dann gegebenenfalls erweitert werden.</text:p>
      <text:p text:style-name="P23"/>
      <text:p text:style-name="P23">Alle roten Texte sollen für das Praktikumsprojekt gelöscht/modifiziert werden!</text:p>
      <text:p text:style-name="P23">Nicht benötigte Unterkapitel können mit "keine"/"nicht notwendig" beschrieben werden.</text:p>
      <text:p text:style-name="P13"><text:soft-page-break/>Inhaltsverzeichnis</text:p>
      <text:list xml:id="list5383125326879324150" text:style-name="L1">
        <text:list-header>
          <text:p text:style-name="P28"/>
        </text:list-header>
        <text:list-item>
          <text:p text:style-name="P29"><text:span text:style-name="T1">Formales </text:span><text:span text:style-name="T2">(formality)</text:span></text:p>
          <text:list>
            <text:list-item>
              <text:p text:style-name="P30">Dokumentversionen (document versions)</text:p>
            </text:list-item>
            <text:list-item>
              <text:p text:style-name="P30">Namen von Software und Hersteller (producer and software names)</text:p>
            </text:list-item>
            <text:list-item>
              <text:p text:style-name="P30">Ansprechpartner und Kontaktinformationen (contact persons and details)</text:p>
            </text:list-item>
            <text:list-item>
              <text:p text:style-name="P29">Definitionen, Akronyme und Abkürzungen (definitions)</text:p>
            </text:list-item>
            <text:list-item>
              <text:p text:style-name="P29">Referenzen (references)</text:p>
              <text:p text:style-name="P29"/>
            </text:list-item>
          </text:list>
        </text:list-item>
        <text:list-item>
          <text:p text:style-name="P29"><text:span text:style-name="T1">Einleitung</text:span> (introduction)</text:p>
          <text:list>
            <text:list-item>
              <text:p text:style-name="P29">Zweck des Anforderungsdokuments (purpose)</text:p>
            </text:list-item>
            <text:list-item>
              <text:p text:style-name="P29">Zielbestimmung des Produkts (goals)</text:p>
            </text:list-item>
            <text:list-item>
              <text:p text:style-name="P29">Anwendungsbereiche des Produkts (scope)</text:p>
            </text:list-item>
            <text:list-item>
              <text:p text:style-name="P30">Überblick über den Rest des Dokuments (overview)</text:p>
              <text:p text:style-name="P30"/>
            </text:list-item>
          </text:list>
        </text:list-item>
        <text:list-item>
          <text:p text:style-name="P29"><text:span text:style-name="T1">Allgemeine Beschreibung </text:span>(description)</text:p>
          <text:list>
            <text:list-item>
              <text:p text:style-name="P29">Produktperspektive (perspective)</text:p>
              <text:list>
                <text:list-item>
                  <text:p text:style-name="P29">Motivation (motivation)</text:p>
                </text:list-item>
                <text:list-item>
                  <text:p text:style-name="P29">Ist-Zustand und Umgebungsbeschreibung (actual condition and environment)</text:p>
                </text:list-item>
                <text:list-item>
                  <text:p text:style-name="P29">Soll-Konzept (to-be concept)</text:p>
                </text:list-item>
                <text:list-item>
                  <text:p text:style-name="P29">Muss-Kriterien (must have)</text:p>
                </text:list-item>
                <text:list-item>
                  <text:p text:style-name="P29">Wunsch-Kriterien (nice to have)</text:p>
                </text:list-item>
                <text:list-item>
                  <text:p text:style-name="P29">Abgrenzung (boundaries)</text:p>
                </text:list-item>
              </text:list>
            </text:list-item>
            <text:list-item>
              <text:p text:style-name="P29">Produktfunktionen (product functions)</text:p>
            </text:list-item>
            <text:list-item>
              <text:p text:style-name="P29">Benutzercharakteristika und Zielgruppen (user characteristica and audience)</text:p>
            </text:list-item>
            <text:list-item>
              <text:p text:style-name="P29">Allgemeine Beschränkungen (general constrains)</text:p>
            </text:list-item>
            <text:list-item>
              <text:p text:style-name="P29">Voraussetzungen (assumptions)</text:p>
            </text:list-item>
            <text:list-item>
              <text:p text:style-name="P29">Abhängigkeiten (dependencies)</text:p>
            </text:list-item>
            <text:list-item>
              <text:p text:style-name="P29">Schnittstellen (interfaces)</text:p>
            </text:list-item>
            <text:list-item>
              <text:p text:style-name="P29">Daten (data)</text:p>
            </text:list-item>
            <text:list-item>
              <text:p text:style-name="P29">Abnahmekriterien (acceptance criteria)</text:p>
            </text:list-item>
            <text:list-item>
              <text:p text:style-name="P29">Ergänzungen (supplement)</text:p>
              <text:p text:style-name="P29"/>
            </text:list-item>
          </text:list>
        </text:list-item>
        <text:list-item>
          <text:p text:style-name="P29"><text:span text:style-name="T1">Spezifische Anforderungen</text:span> (specific requirements)</text:p>
          <text:list>
            <text:list-item>
              <text:p text:style-name="P29">Funktionale Anforderungen (functional requirements)</text:p>
            </text:list-item>
            <text:list-item>
              <text:p text:style-name="P29">Nicht-Funktionale Anforderungen (non-functional requirements)</text:p>
            </text:list-item>
            <text:list-item>
              <text:p text:style-name="P29">Anwendungsfälle (use cases)</text:p>
            </text:list-item>
            <text:list-item>
              <text:p text:style-name="P29">Entwurfseinschränkungen (design constraints)</text:p>
            </text:list-item>
            <text:list-item>
              <text:p text:style-name="P29">Zu erfüllende Standards (standards)</text:p>
            </text:list-item>
            <text:list-item>
              <text:p text:style-name="P29">Systemumgebung (system environment)</text:p>
            </text:list-item>
            <text:list-item>
              <text:p text:style-name="P29">Testhinweise (testing notes)</text:p>
            </text:list-item>
            <text:list-item>
              <text:p text:style-name="P29">Installationshinweise (installation notes)</text:p>
            </text:list-item>
            <text:list-item>
              <text:p text:style-name="P29">Aufwandseinschätzung (effort estimation)</text:p>
              <text:p text:style-name="P29"/>
            </text:list-item>
          </text:list>
        </text:list-item>
        <text:list-item>
          <text:p text:style-name="P29"><text:span text:style-name="T1">Anhänge</text:span> (appendices)</text:p>
          <text:list>
            <text:list-item>
              <text:p text:style-name="P29">Diagramme (diagrams)</text:p>
              <text:list>
                <text:list-item>
                  <text:p text:style-name="P29">Arbeitsplatz-Diagramme (workplace diagrams)</text:p>
                </text:list-item>
                <text:list-item>
                  <text:p text:style-name="P29"><text:soft-page-break/>GUI-Prototypen (GUI-prototypes)</text:p>
                </text:list-item>
                <text:list-item>
                  <text:p text:style-name="P29">System- und Architektur-Diagramme (system and architecture diagrams)</text:p>
                </text:list-item>
                <text:list-item>
                  <text:p text:style-name="P29">Klassendiagramme (class diagrams)</text:p>
                </text:list-item>
                <text:list-item>
                  <text:p text:style-name="P29">Use-Case-Diagramme (use case diagrams)</text:p>
                </text:list-item>
                <text:list-item>
                  <text:p text:style-name="P29">Sonstige Diagramme (miscellaneous diagrams)</text:p>
                </text:list-item>
              </text:list>
            </text:list-item>
            <text:list-item>
              <text:p text:style-name="P29">Tabellen (tables)</text:p>
            </text:list-item>
            <text:list-item>
              <text:p text:style-name="P29">Sonstiges (miscellaneous)</text:p>
              <text:p text:style-name="P29"/>
            </text:list-item>
          </text:list>
        </text:list-item>
        <text:list-item>
          <text:p text:style-name="P29"><text:span text:style-name="T1">Index</text:span> (index)</text:p>
        </text:list-item>
      </text:list>
      <text:p text:style-name="P14"/>
      <text:p text:style-name="P14"/>
      <text:p text:style-name="P14"/>
      <text:list xml:id="list28708299" text:continue-list="list5383125326879324150" text:style-name="L1">
        <text:list-item text:start-value="0">
          <text:p text:style-name="P33"><text:span text:style-name="T1">Formales </text:span><text:span text:style-name="T2">(formality)</text:span></text:p>
          <text:p text:style-name="P30"/>
          <text:list>
            <text:list-item>
              <text:p text:style-name="P30">Dokumentversionen (document versions)</text:p>
            </text:list-item>
          </text:list>
        </text:list-item>
      </text:list>
      <text:p text:style-name="P12"/>
      <text:p text:style-name="P22">Jede Änderung am Dokument wird hier fortlaufend dokumentiert. Grund der Änderung und Art der Änderungen werden dokumentiert.</text:p>
      <text:p text:style-name="P12"/>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4">Version</text:p>
          </table:table-cell>
          <table:table-cell table:style-name="Tabelle1.A1" office:value-type="string">
            <text:p text:style-name="P4">Datum</text:p>
          </table:table-cell>
          <table:table-cell table:style-name="Tabelle1.A1" office:value-type="string">
            <text:p text:style-name="P4">Bearbeiter</text:p>
          </table:table-cell>
          <table:table-cell table:style-name="Tabelle1.D1" office:value-type="string">
            <text:p text:style-name="P4">Änderungen und Details</text:p>
          </table:table-cell>
        </table:table-row>
        <table:table-row>
          <table:table-cell table:style-name="Tabelle1.A2" office:value-type="string">
            <text:p text:style-name="P2">1.0</text:p>
            <text:p text:style-name="P2"/>
          </table:table-cell>
          <table:table-cell table:style-name="Tabelle1.B2" office:value-type="date" office:date-value="2018-04-20">
            <text:p text:style-name="P2">20.04.18</text:p>
          </table:table-cell>
          <table:table-cell table:style-name="Tabelle1.A2" office:value-type="string">
            <text:p text:style-name="P2">Beckmann</text:p>
          </table:table-cell>
          <table:table-cell table:style-name="Tabelle1.D2" office:value-type="string">
            <text:p text:style-name="P2">Ersterstellung</text:p>
          </table:table-cell>
        </table:table-row>
        <table:table-row>
          <table:table-cell table:style-name="Tabelle1.A2" office:value-type="string">
            <text:p text:style-name="P6"/>
          </table:table-cell>
          <table:table-cell table:style-name="Tabelle1.A2" office:value-type="string">
            <text:p text:style-name="P5"/>
          </table:table-cell>
          <table:table-cell table:style-name="Tabelle1.A2" office:value-type="string">
            <text:p text:style-name="P5"/>
          </table:table-cell>
          <table:table-cell table:style-name="Tabelle1.D2" office:value-type="string">
            <text:p text:style-name="P5"/>
          </table:table-cell>
        </table:table-row>
      </table:table>
      <text:p text:style-name="P15"/>
      <text:list xml:id="list28701174" text:continue-numbering="true" text:style-name="L1">
        <text:list-item>
          <text:list>
            <text:list-item>
              <text:p text:style-name="P30">Namen von Software und Hersteller (producer and software names)</text:p>
            </text:list-item>
          </text:list>
        </text:list-item>
      </text:list>
      <text:p text:style-name="P15"/>
      <text:p text:style-name="P25">Wie soll das Softwareprodukt heißen, wie heißt der Hersteller/die herstellende Firma, welche organisatorischen Verbindungen gibt es.</text:p>
      <text:p text:style-name="P15"/>
      <text:list xml:id="list28697180" text:continue-numbering="true" text:style-name="L1">
        <text:list-item>
          <text:list>
            <text:list-item>
              <text:p text:style-name="P30">Ansprechpartner und Kontaktinformationen (contact persons and details)</text:p>
            </text:list-item>
          </text:list>
        </text:list-item>
      </text:list>
      <text:p text:style-name="P15"/>
      <text:p text:style-name="P25">Namen, Emailadressen, Adressen – auch die verschiedenen Rollen der Ansprechpersonen (Vertriebler, Manager, Standortleitung, IT, Entwickler, Projektleiter, etc.)</text:p>
      <text:p text:style-name="P15"/>
      <text:list xml:id="list28696373" text:continue-numbering="true" text:style-name="L1">
        <text:list-item>
          <text:list>
            <text:list-item>
              <text:p text:style-name="P29">Definitionen, Akronyme und Abkürzungen (definitions)</text:p>
            </text:list-item>
          </text:list>
        </text:list-item>
      </text:list>
      <text:p text:style-name="P14"/>
      <text:p text:style-name="P25">Wichtige Spezialwörter/Fachbegriffe/Abkürzungen zur Verständnis des späteren Textes; erklären Sie auch vermeintlich Verständliches, sobald es ein spezieller Begriff oder eine Abkürzung ist, gehört es hierhin. Später im Text muss jede Abkürzung <text:s/>beim ersten Mal voll ausgeschrieben werden, z.B.: "Die Informationstechnologie (IT) ist..."</text:p>
      <text:p text:style-name="P14"/>
      <text:list xml:id="list28725367" text:continue-numbering="true" text:style-name="L1">
        <text:list-item>
          <text:list>
            <text:list-item>
              <text:p text:style-name="P29">Referenzen (references)</text:p>
            </text:list-item>
          </text:list>
        </text:list-item>
      </text:list>
      <text:p text:style-name="P14"/>
      <text:p text:style-name="P25">Hinweise auf relevante zusätzliche Dokumente, Quellenangaben, Internetwebseiten; geben Sie vollständige Referenzen an, d.h. nicht nur Links, sondern auch mit Autor, Titel, Datum, etc.</text:p>
      <text:p text:style-name="P14"/>
      <text:list xml:id="list28708732" text:continue-numbering="true" text:style-name="L1">
        <text:list-item>
          <text:p text:style-name="P33"><text:span text:style-name="T1">Einleitung</text:span> (introduction)</text:p>
        </text:list-item>
      </text:list>
      <text:p text:style-name="P14"/>
      <text:p text:style-name="P25">In diesem Abschnitt wird ein allgemeiner Überblick über das Dokument gegeben.</text:p>
      <text:p text:style-name="P14"/>
      <text:list xml:id="list28703616" text:continue-numbering="true" text:style-name="L1">
        <text:list-item>
          <text:list>
            <text:list-item>
              <text:p text:style-name="P29">Zweck des Anforderungsdokuments (purpose)</text:p>
            </text:list-item>
          </text:list>
        </text:list-item>
      </text:list>
      <text:p text:style-name="P14"/>
      <text:p text:style-name="P25">Welchen Zweck erfüllt dieses Dokument? Soll es eine Software beschreiben, spezifizieren, in welchem Detailgrad, für wen ist es bestimmt und wer wird es lesen, was ist das Ziel des Dokuments.</text:p>
      <text:p text:style-name="P14"/>
      <text:list xml:id="list28727274" text:continue-numbering="true" text:style-name="L1">
        <text:list-item>
          <text:list>
            <text:list-item>
              <text:p text:style-name="P29">Zielebestimmung des Produktseinsatzes (goals)</text:p>
            </text:list-item>
          </text:list>
        </text:list-item>
      </text:list>
      <text:p text:style-name="P14"/>
      <text:p text:style-name="P25">Welche (vielleicht übergeordneten) Ziele sollen durch den Einsatz des Produkts erreicht werden, welche Probleme sollen ggf. dadurch gelöst werden. Dies hat einen weiteren Blickwinkel, d.h. sobald das Produkt fertiggestellt ist, sollen damit Ziele erreicht werden. Die Software wird nicht um ihrer selbst entwickelt sondern erfüllt weitere Zwecke, dies können ökonomische, funktionale, organisatorische, verwaltungstechnische, technische, humanitäre, usw. sein.</text:p>
      <text:p text:style-name="P14"/>
      <text:list xml:id="list28724794" text:continue-numbering="true" text:style-name="L1">
        <text:list-item>
          <text:list>
            <text:list-item>
              <text:p text:style-name="P29">Anwendungsbereiche des Produkts (scope)</text:p>
            </text:list-item>
          </text:list>
        </text:list-item>
      </text:list>
      <text:p text:style-name="P14"/>
      <text:p text:style-name="P25">Wo wird das Softwareprodukt eingesetzt, wie wird es eingesetzt, von wem und warum, in welchem Umfang, in welchem Rahmen. Zum Einen, welche reale Umgebung hat das Produkt (Computer von Privatpersonen, Maschinenhalle, etc.) - aber auch, welche Systemumgebung ist vorhanden, vielleicht welche Plattform, welches Softwareumfeld. Werden Sie auch spezifisch bei der Zielgruppe (nicht einfach "Jeder kann es nutzen"). Wie wird das Produkt übermittelt und verteilt und wie kann man Zugriff darauf erhalten?</text:p>
      <text:p text:style-name="P14"/>
      <text:list xml:id="list28721620" text:continue-numbering="true" text:style-name="L1">
        <text:list-item>
          <text:list>
            <text:list-item>
              <text:p text:style-name="P30">Überblick über den Rest des Dokuments (overview)</text:p>
            </text:list-item>
          </text:list>
        </text:list-item>
      </text:list>
      <text:p text:style-name="P15"/>
      <text:p text:style-name="P25">Es wird beschrieben, mit welchen Inhalten sich der Rest des Dokuments befasst (als Fließtext – ein Inhaltsverzeichnis gibt es oben ja schon – dies ist für jemanden bestimmt, der sich nur einen groben Überblick über das Dokument verschaffen möchte, ähnlich "Executive Summary"). Dieser Block ist eher nicht notwendig, wenn das Dokument sehr kurz ist.</text:p>
      <text:p text:style-name="P15"/>
      <text:list xml:id="list28719062" text:continue-numbering="true" text:style-name="L1">
        <text:list-item>
          <text:p text:style-name="P33"><text:span text:style-name="T1">Allgemeine Beschreibung </text:span>(description)</text:p>
        </text:list-item>
      </text:list>
      <text:p text:style-name="P25"/>
      <text:p text:style-name="P25">Hier wird ein allgemeiner Überblick über das zu erzeugende Softwareprodukt gegeben.</text:p>
      <text:p text:style-name="P14"/>
      <text:list xml:id="list28714509" text:continue-numbering="true" text:style-name="L1">
        <text:list-item>
          <text:list>
            <text:list-item>
              <text:p text:style-name="P29">Produktperspektive (perspective)</text:p>
            </text:list-item>
          </text:list>
        </text:list-item>
      </text:list>
      <text:p text:style-name="P14"/>
      <text:p text:style-name="P25">Falls dies zuvor in einem <text:span text:style-name="T1">Lastenheft</text:span> beschrieben wurde: Differenzieren Sie dies nun in die folgenden Unterkategorien aus.</text:p>
      <text:p text:style-name="P25"/>
      <text:p text:style-name="P25">Wie ist das Produkt "gedacht" und vorgesehen? <text:s/>Woher kam ggf. die Idee dazu? Wie ist die allgemeine Vorstellung davon, wie das Softwareprodukt eingesetzt werden soll? Wie ist die Motivation dafür, wie ist der Ist-Zustand aktuell und wie ist der Soll-Zustand, welche Veränderungen sind also vorgesehen? Aber auch: Wie ist das Produkt ausdrücklich -nicht- vorgesehen. Wie ist Vergangenheit, Gegenwart und Zukunft der Anwendung gedacht? Hier können verschiedene Blickwinkel betrachtet werden: Softwaretechnisch, Nutzersicht, Marktwirtschaftlich, Ökonomisch, aus Produktperspektive, (Lizenz-)Rechtlich, Verkauf (oder z.B. mit kommerzielle Freigabe nach 2 Jahren), usw.</text:p>
      <text:p text:style-name="P14"/>
      <text:list xml:id="list28697249" text:continue-numbering="true" text:style-name="L1">
        <text:list-item>
          <text:list>
            <text:list-item>
              <text:list>
                <text:list-item>
                  <text:p text:style-name="P29">Motivation (motivation)</text:p>
                </text:list-item>
              </text:list>
            </text:list-item>
          </text:list>
        </text:list-item>
      </text:list>
      <text:p text:style-name="P14"/>
      <text:p text:style-name="P25">Es kann beschrieben werden, woher der Gedanke für die Software kam, aus welcher Motivation heraus, vielleicht aus welchen Problemen heraus. Die Software soll ein bestimmtes Problem lösen, welches ist das?</text:p>
      <text:p text:style-name="P14"/>
      <text:list xml:id="list28700526" text:continue-numbering="true" text:style-name="L1">
        <text:list-item>
          <text:list>
            <text:list-item>
              <text:list>
                <text:list-item>
                  <text:p text:style-name="P29">Ist-Zustand und Umgebungsbeschreibung (actual condition or environment)</text:p>
                </text:list-item>
              </text:list>
            </text:list-item>
          </text:list>
        </text:list-item>
      </text:list>
      <text:p text:style-name="P14"/>
      <text:p text:style-name="P25">Falls in der aktuellen Situation beispielsweise schon eine Software existiert, die durch die neue ersetzt werden soll. Oder wie das bestehende Problem bisher gelöst wird. Oder wie der bisherige Arbeitsplatz dort beschaffen ist und wie die Arbeitsvorgänge aktuell aussehen. Vielleicht ist der Ist-Zustand auch so, dass noch gar nichts vorhanden ist.</text:p>
      <text:p text:style-name="P14"/>
      <text:list xml:id="list28719329" text:continue-numbering="true" text:style-name="L1">
        <text:list-item>
          <text:list>
            <text:list-item>
              <text:list>
                <text:list-item>
                  <text:p text:style-name="P29">Soll-Konzept (to-be concept)</text:p>
                </text:list-item>
              </text:list>
            </text:list-item>
          </text:list>
        </text:list-item>
      </text:list>
      <text:p text:style-name="P14"/>
      <text:p text:style-name="P25">Wie sieht das Wunschkonzept aus? Der aktuelle Zustand wurde zuvor beschrieben, hier wird nun die Wunschvorstellung formuliert, wie die neue Software eingesetzt werden soll. Welche Probleme sie lösen soll, was dafür verändert werden muss.</text:p>
      <text:p text:style-name="P25"/>
      <text:list xml:id="list28714663" text:continue-numbering="true" text:style-name="L1">
        <text:list-item>
          <text:list>
            <text:list-item>
              <text:list>
                <text:list-item>
                  <text:p text:style-name="P29">Muss-Kriterien (must-have)</text:p>
                </text:list-item>
              </text:list>
            </text:list-item>
          </text:list>
        </text:list-item>
      </text:list>
      <text:p text:style-name="P14"/>
      <text:p text:style-name="P25">Welche der angesprochenen Funktionen und Vorstellungen sind absolut zwingend notwendig, im Gegensatz zu...</text:p>
      <text:p text:style-name="P25"/>
      <text:list xml:id="list28701160" text:continue-numbering="true" text:style-name="L1">
        <text:list-item>
          <text:list>
            <text:list-item>
              <text:list>
                <text:list-item>
                  <text:p text:style-name="P29">Wunsch-Kriterien (nice to have)</text:p>
                </text:list-item>
              </text:list>
            </text:list-item>
          </text:list>
        </text:list-item>
      </text:list>
      <text:p text:style-name="P14"><text:soft-page-break/></text:p>
      <text:p text:style-name="P25">...welche der angeforderten Funktionen und Vorstellungen sind optional zu sehen und gehören nicht zu den gewünschten Kernfunktionalitäten.</text:p>
      <text:p text:style-name="P25"/>
      <text:list xml:id="list28719524" text:continue-numbering="true" text:style-name="L1">
        <text:list-item>
          <text:list>
            <text:list-item>
              <text:list>
                <text:list-item>
                  <text:p text:style-name="P29">Abgrenzung (boundaries)</text:p>
                </text:list-item>
              </text:list>
            </text:list-item>
          </text:list>
        </text:list-item>
      </text:list>
      <text:p text:style-name="P14"/>
      <text:p text:style-name="P25">Es wird <text:s/>abgegrenzt, welche Probleme die Software explizit nicht lösen soll, die aber vielleicht ähnlich sind oder nur ähnlich aussehen. Hiermit wird versucht zu minimieren, dass Missverständnisse auftreten. </text:p>
      <text:p text:style-name="P14"/>
      <text:list xml:id="list28700769" text:continue-numbering="true" text:style-name="L1">
        <text:list-item>
          <text:list>
            <text:list-item>
              <text:p text:style-name="P29">Produktfunktionen (product functions)</text:p>
            </text:list-item>
          </text:list>
        </text:list-item>
      </text:list>
      <text:p text:style-name="P14"/>
      <text:p text:style-name="P25">Die großen Funktionen des Softwareprodukts werden gelistet beschrieben und welche Ziele damit erreicht werden können. </text:p>
      <text:p text:style-name="P25"/>
      <text:p text:style-name="P25">- Bei den "Funktionalen Anforderungen" (siehe unten) wird dies dann spezifischer ausdetailliert - beachten Sie: Dies betrifft hier nicht die nicht-funktionalen Anforderungen. </text:p>
      <text:p text:style-name="P25">- Oben wurden schon Muss-/Kann-Kriterien formuliert (d.h. aus Entscheidersicht), diese Differenzierung geschieht hier nun nicht mehr (hier ist technische Sicht notwendig), hier geschieht es aus gemeinsamer Sicht/Konsens des Auftraggebers/Kunden/Nutzers und verwendet eher nicht-technische Sprache.</text:p>
      <text:p text:style-name="P25">- Sie können Sie großen Funktionsbausteine durch User Stories ergänzen.</text:p>
      <text:p text:style-name="P14"/>
      <text:list xml:id="list28721931" text:continue-numbering="true" text:style-name="L1">
        <text:list-item>
          <text:list>
            <text:list-item>
              <text:p text:style-name="P29">Benutzercharakteristika und Zielgruppen (user characteristica and audience)</text:p>
            </text:list-item>
          </text:list>
        </text:list-item>
      </text:list>
      <text:p text:style-name="P14"/>
      <text:p text:style-name="P25">Welche Zielgruppen sollen das Softwareprodukt nutzen und was zeichnet sie aus, welchen Eigenschaften und Fähigkeiten sowie Vorwissen (Fachwissen, Sprache, Bildung, spezielle Informationen, Ausbildungsgrad, usw.).</text:p>
      <text:p text:style-name="P14"/>
      <text:list xml:id="list28722273" text:continue-numbering="true" text:style-name="L1">
        <text:list-item>
          <text:list>
            <text:list-item>
              <text:p text:style-name="P29">Allgemeine Beschränkungen (general constrains)</text:p>
            </text:list-item>
          </text:list>
        </text:list-item>
      </text:list>
      <text:p text:style-name="P14"/>
      <text:p text:style-name="P25">Gibt es für den Einsatz des Softwareprodukts bestimmte Einschränkungen oder Behinderungen, die relevant zu berücksichtigen für den Einsatz sind (d.h. das Produkt ist lauffähig, kann aber nicht vollumfänglich genutzt werden)? Gibt es vielleicht bestimmte (technische/funktionale/physikalische/etc.) Standards, die zu berücksichtigen sind? Gibt es rechtliche Einschränkungen beispielsweise beim Einsatz in verschiedenen Ländern (z.B. bestimmte Ruhezeiten am Tag, Vorgaben des Jugendschutzes, religiöse oder kulturelle Regeln, Sprachbarrieren, usw.)? Ist der Sinn des Einsatzes z.B. beschränkt durch verschiedene Umstände (z.B. eine Solartaschenrechner funktioniert auch im Dunkeln, ist dann aber beschränkt einsetzbar, weil die Solarzelle keine elektrische Energie liefern kann)?</text:p>
      <text:p text:style-name="P14"/>
      <text:list xml:id="list28703378" text:continue-numbering="true" text:style-name="L1">
        <text:list-item>
          <text:list>
            <text:list-item>
              <text:p text:style-name="P29">Voraussetzungen (assumptions)</text:p>
            </text:list-item>
          </text:list>
        </text:list-item>
      </text:list>
      <text:p text:style-name="P25"/>
      <text:p text:style-name="P25">Welche Voraussetzungen gibt es beim Einsatz des Softwareprodukts, d.h. was <text:soft-page-break/>ist -unbedingt- notwendig, damit ein Einsatz überhaupt möglich ist? Was muss dafür vorhanden sein, welche Eingaben sind notwendig, welches Wissen/Sprache/Vorbildung/etc. des Nutzers ist notwendig für die Anwendung? Gibt es organisatorische Rahmenbedingungen oder notwendige Bedingungen in der Umgebung oder am Ort des Einsatzes? Müssen Vorarbeiten getan werden? Welche Hardware muss vorhanden sein (z.B. Dual-Core, RFID-Leser, etc.)? Gibt es bestimmte Umstände unter denen das Softwareprodukt nicht entwickelt oder eingesetzt werden kann? Gibt es bestimmte Betriebssysteme oder Datenformate, auf die man sich festlegt?</text:p>
      <text:p text:style-name="P14"/>
      <text:list xml:id="list28702416" text:continue-numbering="true" text:style-name="L1">
        <text:list-item>
          <text:list>
            <text:list-item>
              <text:p text:style-name="P29">Abhängigkeiten (dependencies)</text:p>
            </text:list-item>
          </text:list>
        </text:list-item>
      </text:list>
      <text:p text:style-name="P14"/>
      <text:p text:style-name="P25">Wovon hängt das Softwareprodukt und dessen Einsatz ab – durch was wäre ein Einsatz also nicht mehr möglich oder auf was hat der Einsatz des Softwareproduktes einen Einfluss – hängt eine Produktionslinie davon ab, hängen andere/spätere Arbeitsschritte davon ab? Sind vielleicht Entwicklungen/Veränderungen in der Umwelt/Umgebung/Gesellschaft/Ethik, etc. Relevant? Gibt es eventuell bestimmte Projekte oder Projektziele oder darauf aufbauende Entwicklungen, die von der Erstellung oder Entwicklungsschritten dieses Software-Produktes abhängig sind.</text:p>
      <text:p text:style-name="P25"/>
      <text:list xml:id="list28704079" text:continue-numbering="true" text:style-name="L1">
        <text:list-item>
          <text:list>
            <text:list-item>
              <text:p text:style-name="P29">Schnittstellen (interfaces)</text:p>
            </text:list-item>
          </text:list>
        </text:list-item>
      </text:list>
      <text:p text:style-name="P14"/>
      <text:p text:style-name="P25">Gibt es Schnittstellen, die für die Software relevant sind? Dies können Hardware-schnittstellen sein zu externen Geräten, z.B. USB, Netzwerk, Internet, RFID-Leser, Tastatur, usw. Oder Software-Schnittstellen für eine Kommunikation mit einer anderen Software. Welche Art der Kommunikation ist vorgesehen? Wie soll Benutzereingabe und -ausgabe geschehen? Gehen Sie auf alles ein, was in irgendeiner Weise mit der Software kommuniziert, d.h. Informationen hereingibt oder herausholt. Auch Datenschnittstellen können genannt werden: Welche Dateiformate sollen gelesen werden oder gespeichert werden? Welche Softwareprogramme haben einen Input in das Softwareprodukt oder nutzen einen Output des Softwareprodukts? Welche Kommunikation ist dort vorgehesen?</text:p>
      <text:p text:style-name="P25"/>
      <text:list xml:id="list28717334" text:continue-numbering="true" text:style-name="L1">
        <text:list-item>
          <text:list>
            <text:list-item>
              <text:p text:style-name="P29">Daten (data)</text:p>
            </text:list-item>
          </text:list>
        </text:list-item>
      </text:list>
      <text:p text:style-name="P14"/>
      <text:p text:style-name="P25">Welche Daten soll das Softwareprodukt generieren, welche soll es nutzen oder weiterverwenden. Welche Inhalte werden damit erzeugt, wie sollen diese ggf. später oder in einem anderen Kontext genutzt werden? Welche Dateiformate sollen ggf. genutzt werden, welche (vorhandenen/neuen) Datenbanken? Welche Dateigröße ist für die auszuführende Datei zu erwarten oder gibt es Abschätzungen zu minimaler oder maximaler Größe dazu? Gibt es Objektdateien oder andere Zwischenformate? Gibt es Informationen zu Datenformaten, die verwendet werden (gespeichert oder intern in der Software)?</text:p>
      <text:p text:style-name="P25"/>
      <text:list xml:id="list28726568" text:continue-numbering="true" text:style-name="L1">
        <text:list-item>
          <text:list>
            <text:list-item>
              <text:p text:style-name="P29">Abnahmekriterien (acceptance criteria)</text:p>
            </text:list-item>
          </text:list>
        </text:list-item>
      </text:list>
      <text:p text:style-name="P14"/>
      <text:p text:style-name="P25"><text:soft-page-break/>Was muss erfüllt sein, damit die Software als abgenommen und akzeptiert gilt vom Auftraggeber? Gibt es bestimmte spezielle Hinweise dafür? Es kann auch ein Hinweis darauf genügen, dass die funktionalen und nicht-funktionalen Anforderungen erfüllt sein müssen. Hier kann man explizit dies nocheinmal formulieren beispielsweise, um es an expliziter Stelle im Dokument für den Leser sichtbar zu machen. Geben Sie dies so an, dass man Punkt für Punkt am Ende prüfen kann, d.h. präzise abhaken kann, was erfüllt wurde und was nicht. Hier wird definiert, was die Kriterien dafür sind, dass die Software vom Auftraggeber abgenommen wird und akzeptiert wird, so dass die vertragliche Aufgabe als erfüllt angesehen werden kann, also z.B. auch ein erfolgreicher Testdurchlauf in allen Varianten der Nutzung des Softwareprodukts. Welche Qualitätskriterien müssen erfüllt sein?</text:p>
      <text:p text:style-name="P25"/>
      <text:list xml:id="list28715826" text:continue-numbering="true" text:style-name="L1">
        <text:list-item>
          <text:list>
            <text:list-item>
              <text:p text:style-name="P29">Ergänzungen (supplement)</text:p>
            </text:list-item>
          </text:list>
        </text:list-item>
      </text:list>
      <text:p text:style-name="P14"/>
      <text:p text:style-name="P25">Ergänzende oder zusätzliche Beschreibungen und Details, die sich auf vorher genannte Informationen der vorigen Unterkapitel beziehen.</text:p>
      <text:p text:style-name="P25"/>
      <text:p text:style-name="P14"/>
      <text:list xml:id="list28713219" text:continue-numbering="true" text:style-name="L1">
        <text:list-item>
          <text:p text:style-name="P33"><text:span text:style-name="T1">Spezifische Anforderungen</text:span> (specific requirements)</text:p>
        </text:list-item>
      </text:list>
      <text:p text:style-name="P14"/>
      <text:p text:style-name="P25">Die bisherige Beschriebung des Softwareprodukts war auf einer allgemeinen Ebene (eher nicht-fachliche Sprache) und beschrieb Möglichkeiten und Rahmen des Softwareprodukts. Nun soll dies spezifiziert und detailiert werden, auch in konkretere und technische Richtung.</text:p>
      <text:p text:style-name="P14"/>
      <text:list xml:id="list28695471" text:continue-numbering="true" text:style-name="L1">
        <text:list-item>
          <text:list>
            <text:list-item>
              <text:p text:style-name="P29">Funktionale Anforderungen (functional requirements)</text:p>
            </text:list-item>
          </text:list>
        </text:list-item>
      </text:list>
      <text:p text:style-name="P14"/>
      <text:p text:style-name="P25">Welche Anforderungen soll die Software konkret erfüllen. Hier spezifisch werden, was genau getan werden soll mit der Software und wie sie dann ein Ergebnis auch technisch konkret erfüllt. Anforderungen sollten hier nun so formuliert werden, dass sie die wichtigen Kriterien für eine gute Softwareanforderungsspezifikation (SAS) erfüllen (korrekt, eindeutig, vollständig, konsistent, bewerten von Bedeutung/Stabilität/Risiko/Reihenfolge, testbar, modifizierbar, nachvollziebar, verfolgbar). Dies kann/soll hier eine lange Aufzählung sein, da so spezifisch wie möglich nun alle Funktionalen Anforderungen beschrieben werden sollen.</text:p>
      <text:p text:style-name="P14"/>
      <text:list xml:id="list28707709" text:continue-numbering="true" text:style-name="L1">
        <text:list-item>
          <text:list>
            <text:list-item>
              <text:p text:style-name="P29">Nicht-Funktionale Anforderungen (non-functional requirements)</text:p>
            </text:list-item>
          </text:list>
        </text:list-item>
      </text:list>
      <text:p text:style-name="P14"/>
      <text:p text:style-name="P25">Die nicht-funktionalen Anforderungen beschreiben allgemeine Anforderungen an das Softwareprodukt, die aber nicht spezifisch auf genau eine Funktionalität hinweisen (Funktionalität, Leistungseffizienz, Kompabilität, Benutzbarkeit, Zuverlässigkeit, Sicherheit, Änderbarkeit, Übertragbarkeit). Es kann beispielsweise die Vorlage nach IEC/ISO 25010 verwendet werden:</text:p>
      <text:p text:style-name="P25"/>
      <table:table table:name="Tabelle2" table:style-name="Tabelle2">
        <table:table-column table:style-name="Tabelle2.A"/>
        <table:table-column table:style-name="Tabelle2.B"/>
        <table:table-column table:style-name="Tabelle2.C" table:number-columns-repeated="2"/>
        <table:table-column table:style-name="Tabelle2.E"/>
        <table:table-row>
          <table:table-cell table:style-name="Tabelle2.A1" office:value-type="string">
            <text:p text:style-name="P7">Produktqualität</text:p>
          </table:table-cell>
          <table:table-cell table:style-name="Tabelle2.A1" office:value-type="string">
            <text:p text:style-name="P8">Kommentar</text:p>
          </table:table-cell>
          <table:table-cell table:style-name="Tabelle2.A1" office:value-type="string">
            <text:p text:style-name="P9">Hoch</text:p>
          </table:table-cell>
          <table:table-cell table:style-name="Tabelle2.A1" office:value-type="string">
            <text:p text:style-name="P9">Normal</text:p>
          </table:table-cell>
          <table:table-cell table:style-name="Tabelle2.E1" office:value-type="string">
            <text:p text:style-name="P9">Nicht relevant</text:p>
          </table:table-cell>
        </table:table-row>
        <table:table-row>
          <table:table-cell table:style-name="Tabelle2.A2" office:value-type="string">
            <text:p text:style-name="P8">Funktionalität</text:p>
          </table:table-cell>
          <table:table-cell table:style-name="Tabelle2.A2" office:value-type="string">
            <text:p text:style-name="P25">Allgemeine Anforderungen an die Funktionen, die unter "funktionale Anforderungen" beschrieben worden sind. Was ist allgemein dazu zu sagen, in wieweit sind die funktionalen Anforderungen z.B. zu erfüllen, relevant (welche sind relevanter als andere), welche Qualitätsgrade gibt es, usw.</text:p>
          </table:table-cell>
          <table:table-cell table:style-name="Tabelle2.A2" office:value-type="string">
            <text:p text:style-name="P3">x</text:p>
          </table:table-cell>
          <table:table-cell table:style-name="Tabelle2.A2" office:value-type="string">
            <text:p text:style-name="P3">x</text:p>
          </table:table-cell>
          <table:table-cell table:style-name="Tabelle2.E2" office:value-type="string">
            <text:p text:style-name="P3">x</text:p>
          </table:table-cell>
        </table:table-row>
        <table:table-row>
          <table:table-cell table:style-name="Tabelle2.A2" office:value-type="string">
            <text:p text:style-name="P8">Leistungseffizienz</text:p>
          </table:table-cell>
          <table:table-cell table:style-name="Tabelle2.A2" office:value-type="string">
            <text:p text:style-name="P25">Wie schnell oder performant, wieviel Bedarf an statischem und dynamischem Speicher, welche Grafikkarten oder Prozessor sind notwendig, müssen spezielle Optimierer verwendet werden, etc. Beispiel:"Muss sehr schnell laufen" ist eine schlechte Anforderung (-Was- muss -Wie- schnell laufen?).</text:p>
          </table:table-cell>
          <table:table-cell table:style-name="Tabelle2.A2" office:value-type="string">
            <text:p text:style-name="P3">x</text:p>
          </table:table-cell>
          <table:table-cell table:style-name="Tabelle2.A2" office:value-type="string">
            <text:p text:style-name="P3">x</text:p>
          </table:table-cell>
          <table:table-cell table:style-name="Tabelle2.E2" office:value-type="string">
            <text:p text:style-name="P3">x</text:p>
          </table:table-cell>
        </table:table-row>
        <text:soft-page-break/>
        <table:table-row>
          <table:table-cell table:style-name="Tabelle2.A2" office:value-type="string">
            <text:p text:style-name="P8">Kompabilität</text:p>
          </table:table-cell>
          <table:table-cell table:style-name="Tabelle2.A2" office:value-type="string">
            <text:p text:style-name="P25">Zusammenarbeit mit anderen Systemen, welche Plattform, womit ist das Produkt kombinierbar oder verschaltbar, etc.</text:p>
          </table:table-cell>
          <table:table-cell table:style-name="Tabelle2.A2" office:value-type="string">
            <text:p text:style-name="P3">x</text:p>
          </table:table-cell>
          <table:table-cell table:style-name="Tabelle2.A2" office:value-type="string">
            <text:p text:style-name="P3">x</text:p>
          </table:table-cell>
          <table:table-cell table:style-name="Tabelle2.E2" office:value-type="string">
            <text:p text:style-name="P3">x</text:p>
          </table:table-cell>
        </table:table-row>
        <table:table-row>
          <table:table-cell table:style-name="Tabelle2.A2" office:value-type="string">
            <text:p text:style-name="P8">Benutzbarkeit</text:p>
          </table:table-cell>
          <table:table-cell table:style-name="Tabelle2.A2" office:value-type="string">
            <text:p text:style-name="P25">Wie Bedienerfreundlich, ansehnlich, verständlich, einsehbar, einfach zugänglich, etc. - Wie einfach ist das Verständnis und die Nutzung, in Bezug auf Zeit, Eingabeschritte, zu lesende Informationen, usw.</text:p>
          </table:table-cell>
          <table:table-cell table:style-name="Tabelle2.A2" office:value-type="string">
            <text:p text:style-name="P3">x</text:p>
          </table:table-cell>
          <table:table-cell table:style-name="Tabelle2.A2" office:value-type="string">
            <text:p text:style-name="P3">x</text:p>
          </table:table-cell>
          <table:table-cell table:style-name="Tabelle2.E2" office:value-type="string">
            <text:p text:style-name="P3">x</text:p>
          </table:table-cell>
        </table:table-row>
        <table:table-row>
          <table:table-cell table:style-name="Tabelle2.A2" office:value-type="string">
            <text:p text:style-name="P8">Zuverlässigkeit</text:p>
          </table:table-cell>
          <table:table-cell table:style-name="Tabelle2.A2" office:value-type="string">
            <text:p text:style-name="P25">Arbeitet die Anwendung auch dann, wenn der Benutzer es will, oder passieren oft Programmabstürze (wie oft maximal?), Fehlermeldungen, Rechenfehler, etc. Gibt es Vorgaben zur Fehlerdichte z.B. von Semantikfehlern? Gibt es komplexe/angreifbare/etc. Bausteine der Software, bei denen die Zuverlässigkeit gefährdet ist? Welche Konsequenzen gäbe es? Welche Maßnahmen werden getroffen?</text:p>
          </table:table-cell>
          <table:table-cell table:style-name="Tabelle2.A2" office:value-type="string">
            <text:p text:style-name="P3">x</text:p>
          </table:table-cell>
          <table:table-cell table:style-name="Tabelle2.A2" office:value-type="string">
            <text:p text:style-name="P3">x</text:p>
          </table:table-cell>
          <table:table-cell table:style-name="Tabelle2.E2" office:value-type="string">
            <text:p text:style-name="P3">x</text:p>
          </table:table-cell>
        </table:table-row>
        <table:table-row>
          <table:table-cell table:style-name="Tabelle2.A2" office:value-type="string">
            <text:p text:style-name="P8">Sicherheit</text:p>
          </table:table-cell>
          <table:table-cell table:style-name="Tabelle2.A2" office:value-type="string">
            <text:p text:style-name="P25">Schutz vor Datenklau von außen oder Kontrollverlust durch Hacker, Verletzungsgefahr des Nutzers oder anderer Lebewesen oder Dinge/Gebäude/etc. bei der Bedienung, Sicherheit in Bezug auf Benutzung des Systems, d.h. auch in Verbindung mit der Plattform (gibt es Beschädigungsrisiko), etc.</text:p>
          </table:table-cell>
          <table:table-cell table:style-name="Tabelle2.A2" office:value-type="string">
            <text:p text:style-name="P3">x</text:p>
          </table:table-cell>
          <table:table-cell table:style-name="Tabelle2.A2" office:value-type="string">
            <text:p text:style-name="P3">x</text:p>
          </table:table-cell>
          <table:table-cell table:style-name="Tabelle2.E2" office:value-type="string">
            <text:p text:style-name="P3">x</text:p>
          </table:table-cell>
        </table:table-row>
        <table:table-row>
          <table:table-cell table:style-name="Tabelle2.A2" office:value-type="string">
            <text:p text:style-name="P8">Änderbarkeit</text:p>
          </table:table-cell>
          <table:table-cell table:style-name="Tabelle2.A2" office:value-type="string">
            <text:p text:style-name="P25">Wie leicht ist der Quelltext erweiterbar oder änderbar? Das bezieht sich auf verschiedene Aspekte des Quelltextes: Umfang, Anzahl Kommentare, Verständlichkeit des Codes sowie Kommentare, Modulanzahl - Welche Maßnahmen können für eine bessere Änderbarkeit ergriffen werden?</text:p>
          </table:table-cell>
          <table:table-cell table:style-name="Tabelle2.A2" office:value-type="string">
            <text:p text:style-name="P3">x</text:p>
          </table:table-cell>
          <table:table-cell table:style-name="Tabelle2.A2" office:value-type="string">
            <text:p text:style-name="P3">x</text:p>
          </table:table-cell>
          <table:table-cell table:style-name="Tabelle2.E2" office:value-type="string">
            <text:p text:style-name="P3">x</text:p>
          </table:table-cell>
        </table:table-row>
        <table:table-row>
          <table:table-cell table:style-name="Tabelle2.A2" office:value-type="string">
            <text:p text:style-name="P8">Übertragbarkeit</text:p>
          </table:table-cell>
          <table:table-cell table:style-name="Tabelle2.A2" office:value-type="string">
            <text:p text:style-name="P25">Kann die Software auf anderen Plattformen, Runtime Environments, Geräte, Hardware (leicht) portiert werden?</text:p>
          </table:table-cell>
          <table:table-cell table:style-name="Tabelle2.A2" office:value-type="string">
            <text:p text:style-name="P3">x</text:p>
          </table:table-cell>
          <table:table-cell table:style-name="Tabelle2.A2" office:value-type="string">
            <text:p text:style-name="P3">x</text:p>
          </table:table-cell>
          <table:table-cell table:style-name="Tabelle2.E2" office:value-type="string">
            <text:p text:style-name="P3">x</text:p>
          </table:table-cell>
        </table:table-row>
      </table:table>
      <text:p text:style-name="P14"/>
      <text:p text:style-name="P25">Hier können weitere Beschreibungen vorhanden sein zu Quantifizierungen von nicht-fu<text:span text:style-name="T5">nktionalen Anforderungen: </text:span></text:p>
      <text:list xml:id="list5345933809112182974" text:style-name="L2">
        <text:list-item>
          <text:p text:style-name="P31"><text:span text:style-name="T3">Geschwindigkeit (</text:span><text:span text:style-name="T4">Ausgeführte Transaktionen pro Sekunde, Reaktionszeit auf </text:span><text:span text:style-name="T4">Benutzereingabe oder Ereignis, Bildschirmauffrischungszeit)</text:span></text:p>
        </text:list-item>
        <text:list-item>
          <text:p text:style-name="P31"><text:span text:style-name="T3">Größe (</text:span><text:span text:style-name="T4">Speicherbedarf in Kilobyte, Anzahl der Speicherbausteine oder Dateien), </text:span><text:span text:style-name="T3">Benutzerfreundlichkeit (S</text:span><text:span text:style-name="T4">chulungsdauer, Anzahl der Hilfeseiten)</text:span></text:p>
        </text:list-item>
        <text:list-item>
          <text:p text:style-name="P31"><text:span text:style-name="T3">Zuverlässigkeit (</text:span><text:span text:style-name="T4">Durchschnittliche Zeit bis Fehlfunktion, Wahrscheinlichkeit der Nicht-Verfügbarkeit, Quote für das Auftreten von </text:span><text:span text:style-name="T4">Fehlern/Meldungen/Warnungen, Verfügbarkeit des Systems, Startbarkeit </text:span><text:soft-page-break/><text:span text:style-name="T4">und Erreichbarkeit)</text:span></text:p>
        </text:list-item>
        <text:list-item>
          <text:p text:style-name="P31"><text:span text:style-name="T3">Stabilität (Z</text:span><text:span text:style-name="T4">eit bis zum Neustart nach Fehlfunktion, Anteil Ereignisse führen zu Fehlfunktion, Wahrscheinlichkeit für Datenzerstörung bei Fehlfunktion)</text:span></text:p>
        </text:list-item>
        <text:list-item>
          <text:p text:style-name="P31"><text:span text:style-name="T3">Portierbarkeit (</text:span><text:span text:style-name="T4">Anteil der plattformabhängigen Anweisungen, Anzahl </text:span><text:span text:style-name="T4">Zielsysteme)</text:span></text:p>
        </text:list-item>
        <text:list-item>
          <text:p text:style-name="P32">usw.</text:p>
        </text:list-item>
      </text:list>
      <text:p text:style-name="P14"/>
      <text:list xml:id="list28704784" text:continue-list="list28707709" text:style-name="L1">
        <text:list-item>
          <text:list>
            <text:list-item>
              <text:p text:style-name="P29">Anwendungsfälle (use cases)</text:p>
            </text:list-item>
          </text:list>
        </text:list-item>
      </text:list>
      <text:p text:style-name="P14"/>
      <text:p text:style-name="P25">Für welche speziellen Fälle soll das Softwareprodukt genutzt werden. Definieren Sie hier Use-Cases. Erstellen Sie eine lange Liste der spezifischen Möglichkeiten. Wie soll ein "Standarddurchlauf" aussehen? Welche Reaktionen geschehen bei mehrfachen Wiederholungen oder reversierenden Eingaben? Was passiert bei doppeltem Start der Anwendung? Was passiert bei ungültigen/fehlerhaften Eingaben? Was geschieht bei vorzeitigem Nutzerabbruch? usw.</text:p>
      <text:p text:style-name="P14"/>
      <text:list xml:id="list28699680" text:continue-numbering="true" text:style-name="L1">
        <text:list-item>
          <text:list>
            <text:list-item>
              <text:p text:style-name="P29">Entwurfseinschränkungen (design constraints)</text:p>
            </text:list-item>
          </text:list>
        </text:list-item>
      </text:list>
      <text:p text:style-name="P14"/>
      <text:p text:style-name="P25">Gibt es bestimmte Einschränkungen beim Entwurf der Software: Beispielsweise eine bestimmte Programmiersprache, oder bestimmte Programmierkonstrukte, bestimmte Designvorgaben oder verpflichtend zu benutzende Softwaretools oder Datenformate. Wichtige Entwurfs- und Architekturentscheidungen sollten an dieser Stelle jedoch möglichst noch vermieden werden um möglichst allgemein zu bleiben und später mehr Freiheiten für die Konkretisierung zu erhalten. Welche Entwurfsvorgaben gibt es? </text:p>
      <text:p text:style-name="P14"/>
      <text:list xml:id="list28707226" text:continue-numbering="true" text:style-name="L1">
        <text:list-item>
          <text:list>
            <text:list-item>
              <text:p text:style-name="P29">Zu erfüllende Standards (standards)</text:p>
            </text:list-item>
          </text:list>
        </text:list-item>
      </text:list>
      <text:p text:style-name="P14"/>
      <text:p text:style-name="P25">Welche Standards sind zu erfüllen? Bestimmer Programmierstil, Programmierrichtlinien, Formatierungen, Art und Anzahl von Kommentaren, oder technische Standards, bestimmte Kommunkationsprotokolle, Konventionen (z.B. Camel Case Convention, Vorgaben für Bezeichner, Zeileneinrückungen), etc.</text:p>
      <text:p text:style-name="P14"/>
      <text:list xml:id="list28708713" text:continue-numbering="true" text:style-name="L1">
        <text:list-item>
          <text:list>
            <text:list-item>
              <text:p text:style-name="P29">Systemumgebung (system environment)</text:p>
            </text:list-item>
          </text:list>
        </text:list-item>
      </text:list>
      <text:p text:style-name="P14"/>
      <text:p text:style-name="P25">In welcher technischen Umgebung wird sich die Software befinden, Betriebssystem, Plattform, Prozessor, Netzwerke, mit lokalem Netzwerk über Kabel oder kabellos, mit Internetverbindung, AdHoc oder WLAN-Infrastruktur, welche relevante Software ist vorhanden, gibt es Firewalls, etc.</text:p>
      <text:p text:style-name="P14"/>
      <text:list xml:id="list28711355" text:continue-numbering="true" text:style-name="L1">
        <text:list-item>
          <text:list>
            <text:list-item>
              <text:p text:style-name="P29">Testhinweise (testing notes)</text:p>
            </text:list-item>
          </text:list>
        </text:list-item>
      </text:list>
      <text:p text:style-name="P14"/>
      <text:p text:style-name="P25">Ist beim Testen der Software auf etwas zu achten? Gibt es ganz bestimmte Tests die besondere Priorität haben oder die besonders kritisch oder mit Risiko verbunden sind? Gibt es vielleicht bestimmte Voraussetzungen für bestimmte Tests?</text:p>
      <text:p text:style-name="P25"><text:soft-page-break/></text:p>
      <text:list xml:id="list28722231" text:continue-numbering="true" text:style-name="L1">
        <text:list-item>
          <text:list>
            <text:list-item>
              <text:p text:style-name="P29">Installationshinweise (installation notes)</text:p>
            </text:list-item>
          </text:list>
        </text:list-item>
      </text:list>
      <text:p text:style-name="P14"/>
      <text:p text:style-name="P25">Ist bei der Einführung der Software etwas zu beachten? Muss bestimmte Hardware erst noch konfiguriert werden? Müssen besitmmte Voreinstellungen an den Computern durchgeführt werden? Müssen noch andere Bibliotheken oder Software installiert werden? Sind alle Hardwareschnittstellen vorhanden und einsatzbereit?</text:p>
      <text:p text:style-name="P14"/>
      <text:list xml:id="list28725853" text:continue-numbering="true" text:style-name="L1">
        <text:list-item>
          <text:list>
            <text:list-item>
              <text:p text:style-name="P29">Aufwandseinschätzung (effort estimation)</text:p>
            </text:list-item>
          </text:list>
        </text:list-item>
      </text:list>
      <text:p text:style-name="P14"/>
      <text:p text:style-name="P25">Eine grobe Aufwandschätzung wird durchgeführt für alle Phasen des Entwicklungsprozesses: Dies beinhaltet Zeitabschätzungen für die Beschaffung aller notwendigen Komponenten und auch eventuell notwendiger Hardware, dann auch den technischen Feinentwurf mit Erstellung der Softwarearchitektur, des Softwaredesigns, begleitender Diagramme (Use-Cases, Klassendiagramme, etc.), dann der Implementierung und Programmierung der Software, inklusive Testplänen und Modul-/Integrations-/System-Tests und schließlich des Ausrollens mit Abnahme der Software und Nutzung. Hier kann noch keine detaillierte Aufwandsschätzung vorgenommen werden, weil noch nicht alle Arbeitspakete definiert worden sind und noch nicht klar sind – der Gesamtaufwand ergibt sich erst aus der Summe der Einzelaufwände für die einzelnen Arbeitspakete (vorbehaltlich Unvorgesehenem). Einzele Schritte, die jetzt schon klar sind, können mit entsprechenden Zeitschätzungen versehen gelistet werden.</text:p>
      <text:p text:style-name="P14"/>
      <text:list xml:id="list28705098" text:continue-numbering="true" text:style-name="L1">
        <text:list-item>
          <text:p text:style-name="P33"><text:span text:style-name="T1">Anhänge</text:span> (appendices)</text:p>
        </text:list-item>
      </text:list>
      <text:p text:style-name="P14"/>
      <text:list xml:id="list28713429" text:continue-numbering="true" text:style-name="L1">
        <text:list-item>
          <text:list>
            <text:list-item>
              <text:p text:style-name="P29">Diagramme (diagrams)</text:p>
            </text:list-item>
          </text:list>
        </text:list-item>
      </text:list>
      <text:p text:style-name="P14"/>
      <text:p text:style-name="P25">Begleitende Diagramme können auch schon in den vorigen Kapiteln eingefügt werden – eine alternative Möglichkeit besteht darin, die Diagramme alle im Text zu referenzieren und dann im Anhang gebündelt darzustellen.</text:p>
      <text:p text:style-name="P14"/>
      <text:list xml:id="list28724211" text:continue-numbering="true" text:style-name="L1">
        <text:list-item>
          <text:list>
            <text:list-item>
              <text:list>
                <text:list-item>
                  <text:p text:style-name="P29">Arbeitsplatz-Diagramme (workplace diagrams)</text:p>
                </text:list-item>
              </text:list>
            </text:list-item>
          </text:list>
        </text:list-item>
      </text:list>
      <text:p text:style-name="P14"/>
      <text:p text:style-name="P25">Der Arbeitsplatz für den Einsatz der Software – eventuell hat die Software Bezug zu den realen, materiellen Komponenten des Arbeitsplatzes.</text:p>
      <text:p text:style-name="P25"/>
      <text:list xml:id="list28716886" text:continue-numbering="true" text:style-name="L1">
        <text:list-item>
          <text:list>
            <text:list-item>
              <text:list>
                <text:list-item>
                  <text:p text:style-name="P29">GUI-Prototypen (GUI-prototypes)</text:p>
                </text:list-item>
              </text:list>
            </text:list-item>
          </text:list>
        </text:list-item>
      </text:list>
      <text:p text:style-name="P14"/>
      <text:p text:style-name="P25">Entwürfe für die Nutzeransicht der Software: Die Oberfläche mit entsprechenden Buttons, Fenstern, Meldungen, Layouts, Dialogstrukturen, etc.</text:p>
      <text:p text:style-name="P14"/>
      <text:list xml:id="list28709165" text:continue-numbering="true" text:style-name="L1">
        <text:list-item>
          <text:list>
            <text:list-item>
              <text:list>
                <text:list-item>
                  <text:p text:style-name="P29">System-Diagramme (system diagrams)</text:p>
                </text:list-item>
              </text:list>
            </text:list-item>
          </text:list>
        </text:list-item>
      </text:list>
      <text:p text:style-name="P14"/>
      <text:p text:style-name="P25">Entsprechende Umgebung der Software, vielleicht Netzwerke, Beziehung zu anderen Software-Komponenten, Kontextdiagramme, etc.</text:p>
      <text:p text:style-name="P25"/>
      <text:list xml:id="list28701717" text:continue-numbering="true" text:style-name="L1">
        <text:list-item>
          <text:list>
            <text:list-item>
              <text:list>
                <text:list-item>
                  <text:p text:style-name="P29">Architektur-Diagramme (architecture diagrams)</text:p>
                </text:list-item>
              </text:list>
            </text:list-item>
          </text:list>
        </text:list-item>
      </text:list>
      <text:p text:style-name="P14"/>
      <text:p text:style-name="P25">Begleitende Diagramme für die Software-Architektur – welche Abhängigkeiten gibt es, gibt es Trennung von Daten (Model) und Anzeige (GUI/View), gibt es ggf. Bestimmte Entwurfsmuster, die verwendet werden (MVVM, MVC, etc.), diese können hier visualisiert werden. Welche Interfaces werden definiert?</text:p>
      <text:p text:style-name="P14"/>
      <text:list xml:id="list28699840" text:continue-numbering="true" text:style-name="L1">
        <text:list-item>
          <text:list>
            <text:list-item>
              <text:list>
                <text:list-item>
                  <text:p text:style-name="P29">Klassendiagramme (class diagrams)</text:p>
                </text:list-item>
              </text:list>
            </text:list-item>
          </text:list>
        </text:list-item>
      </text:list>
      <text:p text:style-name="P14"/>
      <text:p text:style-name="P25">UML-Klassendiagramme für das Softwareprodukt</text:p>
      <text:p text:style-name="P14"/>
      <text:list xml:id="list28716678" text:continue-numbering="true" text:style-name="L1">
        <text:list-item>
          <text:list>
            <text:list-item>
              <text:list>
                <text:list-item>
                  <text:p text:style-name="P29">Use-Case-Diagramme (use case diagrams)</text:p>
                </text:list-item>
              </text:list>
            </text:list-item>
          </text:list>
        </text:list-item>
      </text:list>
      <text:p text:style-name="P14"/>
      <text:p text:style-name="P25">UML-Use-Case-Diagramme die für die Anwendungsfälle erstellt wurden.</text:p>
      <text:p text:style-name="P14"/>
      <text:list xml:id="list28702225" text:continue-numbering="true" text:style-name="L1">
        <text:list-item>
          <text:list>
            <text:list-item>
              <text:list>
                <text:list-item>
                  <text:p text:style-name="P29">Sonstige Diagramme (miscellaneous diagrams)</text:p>
                </text:list-item>
              </text:list>
            </text:list-item>
          </text:list>
        </text:list-item>
      </text:list>
      <text:p text:style-name="P14"/>
      <text:p text:style-name="P25">Sonstige Diagramme</text:p>
      <text:p text:style-name="P25"/>
      <text:list xml:id="list28706888" text:continue-numbering="true" text:style-name="L1">
        <text:list-item>
          <text:list>
            <text:list-item>
              <text:p text:style-name="P29">Tabellen (tables)</text:p>
            </text:list-item>
          </text:list>
        </text:list-item>
      </text:list>
      <text:p text:style-name="P14"/>
      <text:p text:style-name="P25">Sonstige Tabellen</text:p>
      <text:p text:style-name="P14"/>
      <text:list xml:id="list28715209" text:continue-numbering="true" text:style-name="L1">
        <text:list-item>
          <text:list>
            <text:list-item>
              <text:p text:style-name="P29">Sonstiges (miscellaneous)</text:p>
            </text:list-item>
          </text:list>
        </text:list-item>
      </text:list>
      <text:p text:style-name="P14"/>
      <text:p text:style-name="P25">Sonstige Anhänge</text:p>
      <text:p text:style-name="P25"><text:soft-page-break/></text:p>
      <text:list xml:id="list28724422" text:continue-numbering="true" text:style-name="L1">
        <text:list-item>
          <text:p text:style-name="P29"><text:span text:style-name="T1">Index</text:span> (index)</text:p>
        </text:list-item>
      </text:list>
      <text:p text:style-name="P14"/>
      <text:p text:style-name="P25">ggf. Anlegen eines Index, also Seitenzahlen zu bestimmten Fachbegriffen oder Inhalten um diese schnell zu finden. Neben einem alphabetischen auch Indizes zu Diagrammen, Funktionen, Tabellen,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2"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Lucida Sans1"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Objekt_20_ohne_20_Füllung_20_und_20_ohne_20_Linie" style:display-name="Objekt ohne Füllung und ohne Linie"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ucida Sans" fo:font-size="18pt" style:letter-kerning="true" style:font-name-asian="Lucida Sans" style:font-size-asian="18pt" style:font-name-complex="Lucida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WW-Titel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el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38M29S</meta:editing-duration>
    <meta:editing-cycles>294</meta:editing-cycles>
    <meta:generator>OpenOffice/4.1.5$Win32 OpenOffice.org_project/415m1$Build-9789</meta:generator>
    <dc:date>2022-05-10T08:47:49.30</dc:date>
    <dc:creator>Nils Beckmann</dc:creator>
    <meta:document-statistic meta:table-count="3" meta:image-count="0" meta:object-count="0" meta:page-count="15" meta:paragraph-count="233" meta:word-count="2878" meta:character-count="23104"/>
    <meta:user-defined meta:name="Info 1"/>
    <meta:user-defined meta:name="Info 2"/>
    <meta:user-defined meta:name="Info 3"/>
    <meta:user-defined meta:name="Info 4"/>
  </office:meta>
</office:document-meta>
</file>